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Pool.isPass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validateObjec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ClientPool.connect( SocketClient cli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TPClientPool.disconnect( SocketClient cli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ClientPool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BinaryMode( boolean binar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PassiveMode( boolean passiv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isBinar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create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pass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Pool.activa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ClientPoo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Pool.setConfig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